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мер даты на русском языке </text:p>
      <text:p text:style-name="Standard">Не правильно: {{ ts|date:'d m Y год в H:i' }}</text:p>
      <text:p text:style-name="Standard">Правильно: {{ ts|date:'d m Y год в H:i'|safe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tels </meta:initial-creator>
    <meta:creation-date>2011-08-07T17:08:57</meta:creation-date>
    <dc:date>2011-08-07T17:53:38</dc:date>
    <dc:creator>satels </dc:creator>
    <meta:editing-duration>PT11M15S</meta:editing-duration>
    <meta:editing-cycles>13</meta:editing-cycles>
    <meta:generator>LibreOffice/3.3$Unix LibreOffice_project/330m19$Build-202</meta:generator>
    <meta:document-statistic meta:table-count="0" meta:image-count="0" meta:object-count="0" meta:page-count="1" meta:paragraph-count="3" meta:word-count="24" meta:character-count="121"/>
  </office:meta>
</office:document-meta>
</file>